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780000004388D764D4AEC841D8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10.143cm, 5.347cm, 10.943cm, 36.89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frame draw:style-name="gr1" draw:text-style-name="P1" draw:layer="layout" svg:width="5.401cm" svg:height="5.401cm" svg:x="7cm" svg:y="11.501cm">
          <draw:image xlink:href="Pictures/1000000000000780000004388D764D4AEC841D8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6-21T21:49:10.372284623</dc:date>
    <meta:editing-duration>PT54S</meta:editing-duration>
    <meta:editing-cycles>1</meta:editing-cycles>
    <meta:document-statistic meta:object-count="1"/>
    <meta:generator>LibreOffice/5.2.3.2$Linux_x86 LibreOffice_project/20m0$Build-2</meta:generator>
  </office:meta>
</office:document-meta>
</file>